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list-style-name="L6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font-name="Arial" style:text-underline-style="none" fo:font-weight="bold" style:font-weight-asian="bold" style:font-weight-complex="bold"/>
    </style:style>
    <style:style style:name="P5" style:family="paragraph" style:parent-style-name="Standard" style:list-style-name="L4">
      <style:text-properties style:font-name="Arial" style:text-underline-style="none" fo:font-weight="bold" style:font-weight-asian="bold" style:font-weight-complex="bold"/>
    </style:style>
    <style:style style:name="P6" style:family="paragraph" style:parent-style-name="Standard"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9" style:family="paragraph" style:parent-style-name="Standard" style:list-style-name="L4"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L7"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8"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12" style:family="paragraph" style:parent-style-name="Standard" style:list-style-name="L9"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13" style:family="paragraph" style:parent-style-name="Standard" style:list-style-name="L10"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4"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T5" style:family="text">
      <style:text-properties fo:font-size="14pt" fo:font-style="normal" style:font-size-asian="14pt" style:font-style-asian="normal" style:font-size-complex="14pt" style:font-style-complex="normal"/>
    </style:style>
    <style:style style:name="T6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4pt" style:text-underline-style="none" style:font-size-asian="14pt" style:font-size-complex="14pt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05cm" fo:text-indent="-0.635cm" fo:margin-left="1.5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4cm" fo:text-indent="-0.635cm" fo:margin-left="2.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75cm" fo:text-indent="-0.635cm" fo:margin-left="2.7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1cm" fo:text-indent="-0.635cm" fo:margin-left="3.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45cm" fo:text-indent="-0.635cm" fo:margin-left="4.0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8cm" fo:text-indent="-0.635cm" fo:margin-left="4.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15cm" fo:text-indent="-0.635cm" fo:margin-left="5.3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5cm" fo:text-indent="-0.635cm" fo:margin-left="5.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85cm" fo:text-indent="-0.635cm" fo:margin-left="6.5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2cm" fo:text-indent="-0.635cm" fo:margin-left="7.2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94cm" fo:text-indent="-0.635cm" fo:margin-left="2.09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29cm" fo:text-indent="-0.635cm" fo:margin-left="2.72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64cm" fo:text-indent="-0.635cm" fo:margin-left="3.3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99cm" fo:text-indent="-0.635cm" fo:margin-left="3.9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34cm" fo:text-indent="-0.635cm" fo:margin-left="4.63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69cm" fo:text-indent="-0.635cm" fo:margin-left="5.2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04cm" fo:text-indent="-0.635cm" fo:margin-left="5.90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39cm" fo:text-indent="-0.635cm" fo:margin-left="6.53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74cm" fo:text-indent="-0.635cm" fo:margin-left="7.17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09cm" fo:text-indent="-0.635cm" fo:margin-left="7.809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Webseiten HTML Projekt </text:p>
      <text:p text:style-name="P1"/>
      <text:p text:style-name="P1">Name : Imad Abu Shammah und Lewon Gueler</text:p>
      <text:p text:style-name="P1"/>
      <text:p text:style-name="P1">Thema und Gliederung:</text:p>
      <text:p text:style-name="P1"/>
      <text:p text:style-name="P6">Website für 2 Youtube Channel</text:p>
      <text:p text:style-name="P6"/>
      <text:p text:style-name="P6">Allgemein :</text:p>
      <text:p text:style-name="P7"/>
      <text:p text:style-name="P7">Einleitung und Vorstellung beider Kanäle</text:p>
      <text:p text:style-name="P6"/>
      <text:p text:style-name="P6">Kanal.1</text:p>
      <text:p text:style-name="P4"><text:s text:c="3"/></text:p>
      <text:p text:style-name="P4"><text:span text:style-name="T1"><text:s text:c="5"/></text:span><text:span text:style-name="T3">1.Spiele</text:span></text:p>
      <text:list xml:id="list8081426395485129251" text:style-name="L4">
        <text:list-item>
          <text:list>
            <text:list-item>
              <text:p text:style-name="P9"><text:s/>FIFA</text:p>
            </text:list-item>
            <text:list-item>
              <text:p text:style-name="P9"><text:s/>NBA</text:p>
            </text:list-item>
            <text:list-item>
              <text:p text:style-name="P9"><text:s/>Anstehende Releases</text:p>
              <text:p text:style-name="P14"/>
              <text:p text:style-name="P5"><text:span text:style-name="T1"/></text:p>
            </text:list-item>
          </text:list>
        </text:list-item>
      </text:list>
      <text:p text:style-name="P4"><text:span text:style-name="T1"><text:s/></text:span><text:span text:style-name="T5"><text:s text:c="4"/></text:span><text:span text:style-name="T4">2.Videos</text:span></text:p>
      <text:list xml:id="list1744798980261046238" text:style-name="L7">
        <text:list-item>
          <text:list>
            <text:list-item>
              <text:p text:style-name="P10"><text:span text:style-name="T8">aktuellste Videos</text:span></text:p>
            </text:list-item>
            <text:list-item>
              <text:p text:style-name="P10"><text:span text:style-name="T8">beliebteste Videos</text:span></text:p>
            </text:list-item>
          </text:list>
        </text:list-item>
      </text:list>
      <text:p text:style-name="P4"><text:span text:style-name="T5"><text:s text:c="5"/></text:span></text:p>
      <text:p text:style-name="P4"><text:span text:style-name="T5"><text:s text:c="4"/></text:span><text:span text:style-name="T4">3.Soziale Netzwerke</text:span></text:p>
      <text:list xml:id="list184294154962651031" text:style-name="L8">
        <text:list-item>
          <text:list>
            <text:list-item>
              <text:p text:style-name="P11"><text:span text:style-name="T8">Facebook</text:span></text:p>
            </text:list-item>
            <text:list-item>
              <text:p text:style-name="P11"><text:span text:style-name="T8">Twitter</text:span></text:p>
            </text:list-item>
            <text:list-item>
              <text:p text:style-name="P11"><text:span text:style-name="T8">App</text:span></text:p>
            </text:list-item>
          </text:list>
        </text:list-item>
      </text:list>
      <text:p text:style-name="P6"/>
      <text:p text:style-name="P6"/>
      <text:p text:style-name="P6">Kanal.2</text:p>
      <text:p text:style-name="P4"><text:s text:c="3"/></text:p>
      <text:p text:style-name="P4"><text:span text:style-name="T1"><text:s text:c="5"/></text:span><text:span text:style-name="T3">1.Spiele</text:span></text:p>
      <text:list xml:id="list35238461" text:continue-list="list8081426395485129251" text:style-name="L4">
        <text:list-item>
          <text:list>
            <text:list-item>
              <text:p text:style-name="P9"><text:s/>One Piece</text:p>
            </text:list-item>
            <text:list-item>
              <text:p text:style-name="P9"><text:s/>Dragonball</text:p>
            </text:list-item>
            <text:list-item>
              <text:p text:style-name="P9"><text:s/>Anstehende Releases</text:p>
              <text:p text:style-name="P14"/>
              <text:p text:style-name="P5"><text:span text:style-name="T1"/></text:p>
            </text:list-item>
          </text:list>
        </text:list-item>
      </text:list>
      <text:p text:style-name="P4"><text:span text:style-name="T1"><text:s/></text:span><text:span text:style-name="T5"><text:s text:c="4"/></text:span><text:span text:style-name="T4">2.Videos</text:span></text:p>
      <text:list xml:id="list2039127611105302797" text:style-name="L9">
        <text:list-item>
          <text:list>
            <text:list-item>
              <text:p text:style-name="P12"><text:span text:style-name="T8">aktuellste Videos</text:span></text:p>
            </text:list-item>
            <text:list-item>
              <text:p text:style-name="P12"><text:span text:style-name="T8">beliebteste Videos</text:span></text:p>
            </text:list-item>
          </text:list>
        </text:list-item>
      </text:list>
      <text:p text:style-name="P4"><text:span text:style-name="T5"><text:s text:c="5"/></text:span></text:p>
      <text:p text:style-name="P4"><text:span text:style-name="T5"><text:s text:c="4"/></text:span><text:span text:style-name="T4">3.Soziale Netzwerke</text:span></text:p>
      <text:list xml:id="list8125103444291091210" text:style-name="L10">
        <text:list-item>
          <text:list>
            <text:list-item>
              <text:p text:style-name="P13"><text:span text:style-name="T8">Facebook</text:span></text:p>
            </text:list-item>
            <text:list-item>
              <text:p text:style-name="P13"><text:span text:style-name="T8">Twitter</text:span></text:p>
            </text:list-item>
          </text:list>
        </text:list-item>
      </text:list>
      <text:p text:style-name="P8"><text:span text:style-name="T8"/></text:p>
      <text:p text:style-name="P4"><text:span text:style-name="T6"><text:s text:c="5"/></text:span></text:p>
      <text:p text:style-name="P4"><text:span text:style-name="T2"/></text:p>
      <text:p text:style-name="P2"><text:soft-page-break/><text:span text:style-name="T1">Allgemein : </text:span></text:p>
      <text:p text:style-name="P2"><text:span text:style-name="T1"/></text:p>
      <text:p text:style-name="P4"><text:span text:style-name="T1">Impressum</text:span></text:p>
      <text:p text:style-name="P4"><text:span text:style-name="T1"/></text:p>
      <text:list xml:id="list1426280499818234643" text:style-name="L6">
        <text:list-item>
          <text:list>
            <text:list-header>
              <text:p text:style-name="P3"><text:span text:style-name="T1"/></text:p>
            </text:list-header>
          </text:list>
        </text:list-item>
      </text:list>
      <text:p text:style-name="P2"><text:span text:style-name="T1"/></text:p>
      <text:p text:style-name="P4"><text:span text:style-name="T2"/></text:p>
      <text:p text:style-name="P4"><text:span text:style-name="T2"/></text:p>
      <text:p text:style-name="P4"><text:span text:style-name="T1"><text:s text:c="6"/>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23T13:58:31.33</meta:creation-date>
    <dc:date>2015-02-23T15:06:26.43</dc:date>
    <meta:editing-duration>PT1H7M53S</meta:editing-duration>
    <meta:editing-cycles>5</meta:editing-cycles>
    <meta:generator>OpenOffice/4.1.1$Win32 OpenOffice.org_project/411m6$Build-9775</meta:generator>
    <meta:document-statistic meta:table-count="0" meta:image-count="0" meta:object-count="0" meta:page-count="2" meta:paragraph-count="37" meta:word-count="76" meta:character-count="542"/>
  </office:meta>
</office:document-meta>
</file>